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dd7ee" officeooo:paragraph-rsid="000dd7ee"/>
    </style:style>
    <style:style style:name="P5" style:family="paragraph" style:parent-style-name="Standard">
      <style:paragraph-properties fo:text-align="end" style:justify-single-word="false"/>
      <style:text-properties style:font-name="Times New Roman" officeooo:rsid="000dd7ee" officeooo:paragraph-rsid="000dd7ee"/>
    </style:style>
    <style:style style:name="P6" style:family="paragraph" style:parent-style-name="Standard">
      <style:paragraph-properties fo:text-align="justify" style:justify-single-word="false"/>
      <style:text-properties style:font-name="Times New Roman"/>
    </style:style>
    <style:style style:name="P7" style:family="paragraph" style:parent-style-name="Standard">
      <style:paragraph-properties fo:text-align="end" style:justify-single-word="false"/>
      <style:text-properties style:font-name="Times New Roman" officeooo:rsid="003874ea" officeooo:paragraph-rsid="003874ea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3874ea" officeooo:paragraph-rsid="003874ea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center" style:justify-single-word="false"/>
    </style:style>
    <style:style style:name="T1" style:family="text">
      <style:text-properties officeooo:rsid="003874ea"/>
    </style:style>
    <style:style style:name="T2" style:family="text">
      <style:text-properties officeooo:rsid="0039e7c3"/>
    </style:style>
    <style:style style:name="T3" style:family="text">
      <style:text-properties officeooo:rsid="003b156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№<text:span text:style-name="T3">7</text:span> по дисциплине “<text:span text:style-name="T1">Программирование</text:span>”</text:p>
      <text:p text:style-name="P4">Вариант <text:span text:style-name="T3">38842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</text:p>
      <text:p text:style-name="P5">Студент группы P3112</text:p>
      <text:p text:style-name="P5">Думцев Виктор Сергеевич</text:p>
      <text:p text:style-name="P5"/>
      <text:p text:style-name="P5">Преподаватель:</text:p>
      <text:p text:style-name="P7">Иманзаде Фахри Рашид Оглы</text:p>
      <text:p text:style-name="P3"/>
      <text:p text:style-name="P3"/>
      <text:p text:style-name="P3"/>
      <text:p text:style-name="P3"/>
      <text:p text:style-name="P3"/>
      <text:p text:style-name="P3"/>
      <text:p text:style-name="P4">Санкт-Петербург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0"><text:a xlink:type="simple" xlink:href="#__RefHeading___Toc1712_1570905241" text:style-name="Index_20_Link" text:visited-style-name="Index_20_Link">Задание, код программы и UML<text:tab/>3</text:a></text:p>
          <text:p text:style-name="P10"><text:a xlink:type="simple" xlink:href="#__RefHeading___Toc1714_1570905241" text:style-name="Index_20_Link" text:visited-style-name="Index_20_Link">Вывод<text:tab/>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<text:bookmark-start text:name="__RefHeading___Toc313_3273280045"/><text:bookmark-end text:name="__RefHeading___Toc313_3273280045"/></text:p>
      <text:h text:style-name="Heading_20_1" text:outline-level="1"><text:bookmark-start text:name="__RefHeading___Toc1712_1570905241"/><text:soft-page-break/>Задание, код программы и UML<text:bookmark-end text:name="__RefHeading___Toc1712_1570905241"/></text:h>
      <text:p text:style-name="P8">Задание, Код и UML находятся в репозитории github по ссылке:</text:p>
      <text:p text:style-name="P8">https://github.com/G0ld3nDr4g0n3301/ITMO_prog_lab5</text:p>
      <text:p text:style-name="P6"/>
      <text:h text:style-name="Heading_20_1" text:outline-level="1"><text:bookmark-start text:name="__RefHeading___Toc1714_1570905241"/>Вывод<text:bookmark-end text:name="__RefHeading___Toc1714_1570905241"/></text:h>
      <text:p text:style-name="P8">Я узнал о <text:span text:style-name="T3">понятии многопоточности, познакомился с драйвером PostgreSQL для JDBC и научился хэшировать пароли.</text:span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4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6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6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"/><text:page-number text:select-page="current">3</text:page-number><text:bookmark-end text:name="PageNumWizard_FOOTER_Default Page Style1 Copy 1"/></text:p>
      </style:footer>
      <style:footer-first>
        <text:p text:style-name="MP1"><text:bookmark text:name="PageNumWizard_FOOTER_Default Page Style1 Copy 1 Copy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0:44:48.183956129</meta:creation-date>
    <dc:date>2024-05-20T11:27:45.461949204</dc:date>
    <meta:editing-duration>PT2H52M44S</meta:editing-duration>
    <meta:editing-cycles>24</meta:editing-cycles>
    <meta:generator>LibreOffice/24.2.1.2$Linux_X86_64 LibreOffice_project/420$Build-2</meta:generator>
    <meta:document-statistic meta:table-count="0" meta:image-count="0" meta:object-count="0" meta:page-count="3" meta:paragraph-count="18" meta:word-count="75" meta:character-count="615" meta:non-whitespace-character-count="558"/>
  </office:meta>
</office:document-meta>
</file>